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2944953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94539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пока что текста)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945695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oft-page-break/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BUTTON</text:p>
                          <text:list>
                            <text:list-item>
                              <text:p text:style-name="P18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Особенности: 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list xml:id="list294709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<text:soft-page-break/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29456132" text:continue-list="list2947091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30M40S</meta:editing-duration>
    <meta:editing-cycles>56</meta:editing-cycles>
    <meta:generator>OpenOffice/4.1.5$Win32 OpenOffice.org_project/415m1$Build-9789</meta:generator>
    <dc:date>2018-08-06T09:26:25.80</dc:date>
    <meta:document-statistic meta:table-count="0" meta:image-count="2" meta:object-count="0" meta:page-count="4" meta:paragraph-count="120" meta:word-count="921" meta:character-count="6278"/>
    <meta:user-defined meta:name="Info 1"/>
    <meta:user-defined meta:name="Info 2"/>
    <meta:user-defined meta:name="Info 3"/>
    <meta:user-defined meta:name="Info 4"/>
  </office:meta>
</office:document-meta>
</file>